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  <style:paragraph-properties style:writing-mode="lr-tb"/>
    </style:style>
    <style:style style:name="gr2" style:family="graphic" style:parent-style-name="objectwithoutfill">
      <style:graphic-properties draw:stroke="dash" draw:stroke-dash="Fine_20_Dashed" svg:stroke-width="0.051cm" draw:marker-start-width="0.381cm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" svg:stroke-width="0.051cm" draw:marker-start-width="0.381cm" draw:marker-end="Triangle_20_unfilled" draw:marker-end-width="0.762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2cm" svg:x="4.3cm" svg:y="15.1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1cm" svg:x="4.3cm" svg:y="17.1cm">
          <text:p text:style-name="P3">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cm" svg:x="10.6cm" svg:y="7.3cm">
          <text:p text:style-name="P1">&lt;&lt;Interface&gt;&gt; IDevice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4cm" svg:height="2.6cm" svg:x="10.6cm" svg:y="9.3cm">
          <text:p text:style-name="P3">SwitchOn()</text:p>
          <text:p text:style-name="P3">SwitchOff()</text:p>
          <text:p text:style-name="P3">&lt;&lt;get&gt;&gt;IsOn:bo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cm" svg:x="9.9cm" svg:y="15.1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1cm" svg:x="9.9cm" svg:y="17.1cm">
          <text:p text:style-name="P3">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2cm" svg:x="15.5cm" svg:y="15.1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9cm" svg:height="1cm" svg:x="15.5cm" svg:y="17.1cm">
          <text:p text:style-name="P3">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2cm" svg:x="21.1cm" svg:y="15.1cm">
          <text:p text:style-name="P1">AirConditione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4.4cm" svg:height="1cm" svg:x="21.1cm" svg:y="17.1cm">
          <text:p text:style-name="P3">..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6cm" svg:y1="13.5cm" svg:x2="23.5cm" svg:y2="13.5cm">
          <text:p/>
        </draw:line>
        <draw:line draw:style-name="gr2" draw:text-style-name="P5" draw:layer="layout" svg:x1="6cm" svg:y1="15cm" svg:x2="6cm" svg:y2="13.5cm">
          <text:p/>
        </draw:line>
        <draw:line draw:style-name="gr2" draw:text-style-name="P5" draw:layer="layout" svg:x1="11.8cm" svg:y1="15cm" svg:x2="11.8cm" svg:y2="13.5cm">
          <text:p/>
        </draw:line>
        <draw:line draw:style-name="gr2" draw:text-style-name="P5" draw:layer="layout" svg:x1="17.4cm" svg:y1="15cm" svg:x2="17.4cm" svg:y2="13.5cm">
          <text:p/>
        </draw:line>
        <draw:line draw:style-name="gr2" draw:text-style-name="P5" draw:layer="layout" svg:x1="23.5cm" svg:y1="15cm" svg:x2="23.5cm" svg:y2="13.5cm">
          <text:p/>
        </draw:line>
        <draw:line draw:style-name="gr3" draw:text-style-name="P5" draw:layer="layout" svg:x1="14.5cm" svg:y1="13.5cm" svg:x2="14.5cm" svg:y2="1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18.87</meta:creation-date>
    <meta:editing-duration>PT46M4S</meta:editing-duration>
    <meta:editing-cycles>10</meta:editing-cycles>
    <meta:generator>LibreOffice/6.4.6.2$Linux_X86_64 LibreOffice_project/40$Build-2</meta:generator>
    <dc:date>2021-03-04T09:59:15.780038963</dc:date>
    <meta:document-statistic meta:object-count="16"/>
  </office:meta>
</office:document-meta>
</file>